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text-style style:name="textstyle">
      <number:text-content/>
    </number:text-style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ell" style:name="cel0">
      <style:text-properties fo:font-weight="bold"/>
    </style:style>
    <style:style style:family="table-cell" style:name="cel1">
      <style:table-cell-properties style:vertical-align="bottom"/>
      <style:text-properties fo:font-weight="bold" fo:font-size="10pt" fo:color="#000000"/>
    </style:style>
    <style:style style:family="table-row" style:name="ro0">
      <style:table-row-properties style:row-height="4.52mm"/>
    </style:style>
    <style:style style:family="table-cell" style:name="cel2">
      <style:table-cell-properties style:vertical-align="bottom"/>
      <style:text-properties fo:font-size="10pt" fo:color="#000000"/>
      <style:paragraph-properties fo:text-align="end"/>
    </style:style>
    <style:style style:family="table-cell" style:name="cel3">
      <style:table-cell-properties style:vertical-align="bottom"/>
      <style:text-properties fo:font-size="10pt" fo:color="#000000"/>
    </style:style>
    <style:style style:family="table-cell" style:name="cel4">
      <style:text-properties/>
      <style:paragraph-properties fo:text-align="end"/>
    </style:style>
    <style:style style:family="table-column" style:name="co0">
      <style:table-column-properties style:column-width="10.71mm"/>
    </style:style>
    <style:style style:family="table-column" style:name="co1">
      <style:table-column-properties style:column-width="52.02mm"/>
    </style:style>
    <style:style style:family="table-column" style:name="co2">
      <style:table-column-properties style:column-width="30.5mm"/>
    </style:style>
    <style:style style:family="table-column" style:name="co3">
      <style:table-column-properties style:column-width="22.58mm"/>
    </style:style>
    <style:style style:family="table-column" style:name="co4">
      <style:table-column-properties style:column-width="85.34mm"/>
    </style:style>
  </office:automatic-styles>
  <office:body>
    <office:spreadsheet>
      <table:table table:name="FileManagers">
        <table:table-column table:style-name="co0"/>
        <table:table-column table:style-name="co1"/>
        <table:table-column table:style-name="co2" table:default-cell-style-name="cel3"/>
        <table:table-column table:style-name="co3" table:default-cell-style-name="cel3"/>
        <table:table-column table:number-columns-repeated="2" table:style-name="co3"/>
        <table:table-column table:style-name="co3" table:default-cell-style-name="cel3"/>
        <table:table-column table:number-columns-repeated="98"/>
        <table:table-row table:style-name="ro0">
          <table:table-cell table:style-name="cel0" office:value-type="string">
            <text:p>num</text:p>
          </table:table-cell>
          <table:table-cell table:style-name="cel0" office:value-type="string">
            <text:p>id</text:p>
          </table:table-cell>
          <table:table-cell table:style-name="cel1" office:value-type="string">
            <text:p>name</text:p>
          </table:table-cell>
          <table:table-cell table:style-name="cel1" office:value-type="string">
            <text:p>type</text:p>
          </table:table-cell>
          <table:table-cell table:style-name="cel1" office:value-type="string">
            <text:p>subtype</text:p>
          </table:table-cell>
          <table:table-cell table:style-name="cel0" office:value-type="string">
            <text:p>lang</text:p>
          </table:table-cell>
          <table:table-cell table:style-name="cel0" office:value-type="string">
            <text:p>url</text:p>
          </table:table-cell>
          <table:table-cell office:value-type="string">
            <text:p>LOC</text:p>
          </table:table-cell>
          <table:table-cell office:value-type="string">
            <text:p>NC</text:p>
          </table:table-cell>
          <table:table-cell office:value-type="string">
            <text:p>NoM</text:p>
          </table:table-cell>
          <table:table-cell office:value-type="string">
            <text:p>DIT</text:p>
          </table:table-cell>
          <table:table-cell office:value-type="string">
            <text:p>WMC</text:p>
          </table:table-cell>
          <table:table-cell office:value-type="string">
            <text:p>RFC</text:p>
          </table:table-cell>
          <table:table-cell office:value-type="string">
            <text:p>CBO</text:p>
          </table:table-cell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  <table:table-cell/>
        </table:table-row>
        <table:table-row table:style-name="ro0">
          <table:table-cell office:value-type="float" office:value="1.0">
            <text:p>1.0</text:p>
          </table:table-cell>
          <table:table-cell office:value-type="string">
            <text:p>FM_J_01_AnExplorer</text:p>
          </table:table-cell>
          <table:table-cell table:style-name="cel2" office:value-type="string">
            <text:p>AnExplorer</text:p>
          </table:table-cell>
          <table:table-cell table:style-name="cel3" office:value-type="string">
            <text:p>FM</text:p>
          </table:table-cell>
          <table:table-cell table:style-name="cel3"/>
          <table:table-cell office:value-type="string">
            <text:p>J</text:p>
          </table:table-cell>
          <table:table-cell table:style-name="cel3" office:value-type="string">
            <text:p>https://github.com/1hakr/AnExplorer</text:p>
          </table:table-cell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</table:table-row>
        <table:table-row table:style-name="ro0">
          <table:table-cell office:value-type="float" office:value="2.0">
            <text:p>2.0</text:p>
          </table:table-cell>
          <table:table-cell office:value-type="string">
            <text:p>FM_J_02_XFiles</text:p>
          </table:table-cell>
          <table:table-cell table:style-name="cel3" office:value-type="string">
            <text:p>XFiles</text:p>
          </table:table-cell>
          <table:table-cell table:style-name="cel3" office:value-type="string">
            <text:p>FM</text:p>
          </table:table-cell>
          <table:table-cell table:style-name="cel3"/>
          <table:table-cell office:value-type="string">
            <text:p>J</text:p>
          </table:table-cell>
          <table:table-cell table:style-name="cel3" office:value-type="string">
            <text:p>https://github.com/pgp/XFiles</text:p>
          </table:table-cell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</table:table-row>
        <table:table-row table:style-name="ro0">
          <table:table-cell office:value-type="float" office:value="3.0">
            <text:p>3.0</text:p>
          </table:table-cell>
          <table:table-cell office:value-type="string">
            <text:p>FM_J_03_PowerFileExplorer</text:p>
          </table:table-cell>
          <table:table-cell table:style-name="cel3" office:value-type="string">
            <text:p>PowerFileExplorer</text:p>
          </table:table-cell>
          <table:table-cell table:style-name="cel3" office:value-type="string">
            <text:p>FM</text:p>
          </table:table-cell>
          <table:table-cell table:style-name="cel3"/>
          <table:table-cell office:value-type="string">
            <text:p>J</text:p>
          </table:table-cell>
          <table:table-cell table:style-name="cel3" office:value-type="string">
            <text:p>https://github.com/PowerExplorer/PowerFileExplorer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  <table:table-cell/>
        </table:table-row>
        <table:table-row table:style-name="ro0">
          <table:table-cell office:value-type="float" office:value="4.0">
            <text:p>4.0</text:p>
          </table:table-cell>
          <table:table-cell office:value-type="string">
            <text:p>FM_J_04_File-Manager</text:p>
          </table:table-cell>
          <table:table-cell table:style-name="cel3" office:value-type="string">
            <text:p>File<text:s/>Manager</text:p>
          </table:table-cell>
          <table:table-cell table:style-name="cel3" office:value-type="string">
            <text:p>FM</text:p>
          </table:table-cell>
          <table:table-cell/>
          <table:table-cell office:value-type="string">
            <text:p>J</text:p>
          </table:table-cell>
          <table:table-cell table:style-name="cel3" office:value-type="string">
            <text:p>https://github.com/mick88/filemanager<text:s/></text:p>
          </table:table-cell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</table:table-row>
        <table:table-row table:style-name="ro0">
          <table:table-cell office:value-type="float" office:value="5.0">
            <text:p>5.0</text:p>
          </table:table-cell>
          <table:table-cell office:value-type="string">
            <text:p>FM_J_05_OI-File-Manager</text:p>
          </table:table-cell>
          <table:table-cell table:style-name="cel3" office:value-type="string">
            <text:p>OI<text:s/>File<text:s/>Manager</text:p>
          </table:table-cell>
          <table:table-cell table:style-name="cel3" office:value-type="string">
            <text:p>FM</text:p>
          </table:table-cell>
          <table:table-cell/>
          <table:table-cell office:value-type="string">
            <text:p>J</text:p>
          </table:table-cell>
          <table:table-cell table:style-name="cel3" office:value-type="string">
            <text:p>https://github.com/openintents/filemanager</text:p>
          </table:table-cell>
          <table:table-cell office:value-type="string">
            <text:p>55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18</text:p>
          </table:table-cell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  <table:table-cell/>
        </table:table-row>
        <table:table-row table:style-name="ro0">
          <table:table-cell office:value-type="float" office:value="6.0">
            <text:p>6.0</text:p>
          </table:table-cell>
          <table:table-cell office:value-type="string">
            <text:p>FM_J_06_Simple-Explorer</text:p>
          </table:table-cell>
          <table:table-cell table:style-name="cel3" office:value-type="string">
            <text:p>Simple<text:s/>Explorer</text:p>
          </table:table-cell>
          <table:table-cell table:style-name="cel3" office:value-type="string">
            <text:p>FM</text:p>
          </table:table-cell>
          <table:table-cell/>
          <table:table-cell office:value-type="string">
            <text:p>J</text:p>
          </table:table-cell>
          <table:table-cell table:style-name="cel3" office:value-type="string">
            <text:p>https://github.com/DF1E/SimpleExplorer/</text:p>
          </table:table-cell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</table:table-row>
        <table:table-row table:style-name="ro0">
          <table:table-cell office:value-type="float" office:value="7.0">
            <text:p>7.0</text:p>
          </table:table-cell>
          <table:table-cell office:value-type="string">
            <text:p>FM_J_07_Dir</text:p>
          </table:table-cell>
          <table:table-cell table:style-name="cel3" office:value-type="string">
            <text:p>Dir</text:p>
          </table:table-cell>
          <table:table-cell table:style-name="cel3" office:value-type="string">
            <text:p>FM</text:p>
          </table:table-cell>
          <table:table-cell/>
          <table:table-cell office:value-type="string">
            <text:p>J</text:p>
          </table:table-cell>
          <table:table-cell table:style-name="cel3" office:value-type="string">
            <text:p>https://github.com/veniosg/Dir/</text:p>
          </table:table-cell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</table:table-row>
        <table:table-row table:style-name="ro0">
          <table:table-cell office:value-type="float" office:value="8.0">
            <text:p>8.0</text:p>
          </table:table-cell>
          <table:table-cell office:value-type="string">
            <text:p>FM_K_08_Simple-File-Manager</text:p>
          </table:table-cell>
          <table:table-cell table:style-name="cel3" office:value-type="string">
            <text:p>Simple<text:s/>File<text:s/>Manager</text:p>
          </table:table-cell>
          <table:table-cell table:style-name="cel3" office:value-type="string">
            <text:p>FM</text:p>
          </table:table-cell>
          <table:table-cell/>
          <table:table-cell office:value-type="string">
            <text:p>K</text:p>
          </table:table-cell>
          <table:table-cell table:style-name="cel3" office:value-type="string">
            <text:p>https://github.com/SimpleMobileTools/Simple-File-Manager</text:p>
          </table:table-cell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</table:table-row>
        <table:table-row table:style-name="ro0">
          <table:table-cell office:value-type="float" office:value="9.0">
            <text:p>9.0</text:p>
          </table:table-cell>
          <table:table-cell office:value-type="string">
            <text:p>FM_K_09_fixate5</text:p>
          </table:table-cell>
          <table:table-cell table:style-name="cel3" office:value-type="string">
            <text:p>fixate5</text:p>
          </table:table-cell>
          <table:table-cell table:style-name="cel3" office:value-type="string">
            <text:p>FM</text:p>
          </table:table-cell>
          <table:table-cell/>
          <table:table-cell office:value-type="string">
            <text:p>K</text:p>
          </table:table-cell>
          <table:table-cell table:style-name="cel3" office:value-type="string">
            <text:p>https://github.com/aklinker1/fixate5/</text:p>
          </table:table-cell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</table:table-row>
        <table:table-row table:style-name="ro0">
          <table:table-cell office:value-type="float" office:value="10.0">
            <text:p>10.0</text:p>
          </table:table-cell>
          <table:table-cell office:value-type="string">
            <text:p>FM_K_10_file-explorer</text:p>
          </table:table-cell>
          <table:table-cell table:style-name="cel3" office:value-type="string">
            <text:p>file-explorer</text:p>
          </table:table-cell>
          <table:table-cell table:style-name="cel3" office:value-type="string">
            <text:p>FM</text:p>
          </table:table-cell>
          <table:table-cell/>
          <table:table-cell office:value-type="string">
            <text:p>K</text:p>
          </table:table-cell>
          <table:table-cell table:style-name="cel3" office:value-type="string">
            <text:p>https://github.com/Timur-Cheryapov/file-explorer/</text:p>
          </table:table-cell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</table:table-row>
        <table:table-row table:style-name="ro0">
          <table:table-cell office:value-type="float" office:value="11.0">
            <text:p>11.0</text:p>
          </table:table-cell>
          <table:table-cell office:value-type="string">
            <text:p>FM_FCH_J_11_Android-Simple-File-Explorer-Library</text:p>
          </table:table-cell>
          <table:table-cell table:style-name="cel3" office:value-type="string">
            <text:p>Android-Simple-File-Explorer-Library</text:p>
          </table:table-cell>
          <table:table-cell table:style-name="cel3" office:value-type="string">
            <text:p>FM</text:p>
          </table:table-cell>
          <table:table-cell office:value-type="string">
            <text:p>FCH</text:p>
          </table:table-cell>
          <table:table-cell office:value-type="string">
            <text:p>J</text:p>
          </table:table-cell>
          <table:table-cell table:style-name="cel3" office:value-type="string">
            <text:p>https://github.com/BalioFVFX/Android-Simple-File-Explorer-Library</text:p>
          </table:table-cell>
          <table:table-cell office:value-type="string">
            <text:p>11</text:p>
          </table:table-cell>
          <table:table-cell office:value-type="string">
            <text:p>190</text:p>
          </table:table-cell>
          <table:table-cell office:value-type="string">
            <text:p>315</text:p>
          </table:table-cell>
          <table:table-cell office:value-type="string">
            <text:p>19</text:p>
          </table:table-cell>
          <table:table-cell office:value-type="string">
            <text:p>55</text:p>
          </table:table-cell>
          <table:table-cell office:value-type="string">
            <text:p>77</text:p>
          </table:table-cell>
          <table:table-cell office:value-type="string">
            <text:p>11</text:p>
          </table:table-cell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  <table:table-cell/>
        </table:table-row>
        <table:table-row table:style-name="ro0">
          <table:table-cell office:value-type="float" office:value="12.0">
            <text:p>12.0</text:p>
          </table:table-cell>
          <table:table-cell office:value-type="string">
            <text:p>FM_FCH_J_12_FileDialogTool</text:p>
          </table:table-cell>
          <table:table-cell table:style-name="cel3" office:value-type="string">
            <text:p>FileDialogTool</text:p>
          </table:table-cell>
          <table:table-cell table:style-name="cel3" office:value-type="string">
            <text:p>FM</text:p>
          </table:table-cell>
          <table:table-cell office:value-type="string">
            <text:p>FCH</text:p>
          </table:table-cell>
          <table:table-cell office:value-type="string">
            <text:p>J</text:p>
          </table:table-cell>
          <table:table-cell table:style-name="cel3" office:value-type="string">
            <text:p>https://github.com/codingbychanche/FileDialogTool</text:p>
          </table:table-cell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</table:table-row>
        <table:table-row table:style-name="ro0">
          <table:table-cell office:value-type="float" office:value="13.0">
            <text:p>13.0</text:p>
          </table:table-cell>
          <table:table-cell office:value-type="string">
            <text:p>FM_FCH_K_13_AndroidFilePicker</text:p>
          </table:table-cell>
          <table:table-cell table:style-name="cel3" office:value-type="string">
            <text:p>AndroidFilePicker</text:p>
          </table:table-cell>
          <table:table-cell table:style-name="cel3" office:value-type="string">
            <text:p>FM</text:p>
          </table:table-cell>
          <table:table-cell office:value-type="string">
            <text:p>FCH</text:p>
          </table:table-cell>
          <table:table-cell office:value-type="string">
            <text:p>K</text:p>
          </table:table-cell>
          <table:table-cell table:style-name="cel3" office:value-type="string">
            <text:p>https://github.com/MajidArabi/AndroidFilePicker</text:p>
          </table:table-cell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</table:table-row>
        <table:table-row table:style-name="ro0">
          <table:table-cell office:value-type="float" office:value="14.0">
            <text:p>14.0</text:p>
          </table:table-cell>
          <table:table-cell office:value-type="string">
            <text:p>FM_FCH_K_14_FilePicker</text:p>
          </table:table-cell>
          <table:table-cell table:style-name="cel3" office:value-type="string">
            <text:p>FilePicker</text:p>
          </table:table-cell>
          <table:table-cell table:style-name="cel3" office:value-type="string">
            <text:p>FM</text:p>
          </table:table-cell>
          <table:table-cell office:value-type="string">
            <text:p>FCH</text:p>
          </table:table-cell>
          <table:table-cell office:value-type="string">
            <text:p>K</text:p>
          </table:table-cell>
          <table:table-cell table:style-name="cel3" office:value-type="string">
            <text:p>https://github.com/Atwa/filepicker</text:p>
          </table:table-cell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</table:table-row>
        <table:table-row table:style-name="ro0">
          <table:table-cell office:value-type="float" office:value="15.0">
            <text:p>15.0</text:p>
          </table:table-cell>
          <table:table-cell office:value-type="string">
            <text:p>FM_FCH_K_15_File-Picker-Library</text:p>
          </table:table-cell>
          <table:table-cell table:style-name="cel3" office:value-type="string">
            <text:p>File<text:s/>Picker<text:s/>Library</text:p>
          </table:table-cell>
          <table:table-cell table:style-name="cel3" office:value-type="string">
            <text:p>FM</text:p>
          </table:table-cell>
          <table:table-cell office:value-type="string">
            <text:p>FCH</text:p>
          </table:table-cell>
          <table:table-cell office:value-type="string">
            <text:p>K</text:p>
          </table:table-cell>
          <table:table-cell table:style-name="cel3" office:value-type="string">
            <text:p>https://github.com/ChochaNaresh/FilePicker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59</text:p>
          </table:table-cell>
          <table:table-cell office:value-type="string">
            <text:p>100</text:p>
          </table:table-cell>
          <table:table-cell office:value-type="string">
            <text:p>5</text:p>
          </table:table-cell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  <table:table-cell/>
        </table:table-row>
        <table:table-row table:number-rows-repeated="3" table:style-name="ro0">
          <table:table-cell table:number-columns-repeated="4"/>
          <table:table-cell table:number-columns-repeated="2"/>
          <table:table-cell table:style-name="cel3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</table:table-row>
        <table:table-row table:style-name="ro0">
          <table:table-cell table:number-columns-repeated="4"/>
          <table:table-cell table:number-columns-repeated="2"/>
          <table:table-cell table:style-name="cel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</table:table-row>
        <table:table-row table:style-name="ro0">
          <table:table-cell table:number-columns-repeated="4"/>
          <table:table-cell table:number-columns-repeated="2"/>
          <table:table-cell table:style-name="cel3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4"/>
          <table:table-cell table:number-columns-repeated="2"/>
        </table:table-row>
      </table:table>
      <table:table table:name="Sheet2">
        <table:table-column table:number-columns-repeated="2" table:style-name="co3"/>
        <table:table-column table:number-columns-repeated="2" table:style-name="co3" table:default-cell-style-name="cel3"/>
        <table:table-column table:number-columns-repeated="2" table:style-name="co3"/>
        <table:table-column table:style-name="co3" table:default-cell-style-name="cel3"/>
        <table:table-row table:style-name="ro0">
          <table:table-cell table:style-name="cel0" office:value-type="string">
            <text:p>num</text:p>
          </table:table-cell>
          <table:table-cell table:style-name="cel0" office:value-type="string">
            <text:p>id</text:p>
          </table:table-cell>
          <table:table-cell table:style-name="cel1" office:value-type="string">
            <text:p>name</text:p>
          </table:table-cell>
          <table:table-cell table:style-name="cel1" office:value-type="string">
            <text:p>type</text:p>
          </table:table-cell>
          <table:table-cell table:style-name="cel1" office:value-type="string">
            <text:p>subtype</text:p>
          </table:table-cell>
          <table:table-cell table:style-name="cel0" office:value-type="string">
            <text:p>lang</text:p>
          </table:table-cell>
          <table:table-cell table:style-name="cel0" office:value-type="string">
            <text:p>url</text:p>
          </table:table-cell>
        </table:table-row>
        <table:table-row table:style-name="ro0">
          <table:table-cell office:value-type="float" office:value="31.0">
            <text:p>31.0</text:p>
          </table:table-cell>
          <table:table-cell office:value-type="string">
            <text:p>id1</text:p>
          </table:table-cell>
          <table:table-cell table:style-name="cel3" office:value-type="string">
            <text:p>MoonShotExplorer</text:p>
          </table:table-cell>
          <table:table-cell table:style-name="cel3" office:value-type="string">
            <text:p>PRT</text:p>
          </table:table-cell>
          <table:table-cell/>
          <table:table-cell office:value-type="string">
            <text:p>J</text:p>
          </table:table-cell>
          <table:table-cell table:style-name="cel3" office:value-type="string">
            <text:p>https://github.com/kai18/MoonShotExplorer/</text:p>
          </table:table-cell>
        </table:table-row>
        <table:table-row table:style-name="ro0">
          <table:table-cell office:value-type="float" office:value="32.0">
            <text:p>32.0</text:p>
          </table:table-cell>
          <table:table-cell office:value-type="string">
            <text:p>id2</text:p>
          </table:table-cell>
          <table:table-cell table:style-name="cel3" office:value-type="string">
            <text:p>File<text:s/>Express</text:p>
          </table:table-cell>
          <table:table-cell table:style-name="cel3" office:value-type="string">
            <text:p>PRT</text:p>
          </table:table-cell>
          <table:table-cell office:value-type="string">
            <text:p>PRTAG</text:p>
          </table:table-cell>
          <table:table-cell office:value-type="string">
            <text:p>K</text:p>
          </table:table-cell>
          <table:table-cell table:style-name="cel3" office:value-type="string">
            <text:p>https://github.com/bdcorps/FileExpress</text:p>
          </table:table-cell>
        </table:table-row>
        <table:table-row table:style-name="ro0">
          <table:table-cell office:value-type="float" office:value="33.0">
            <text:p>33.0</text:p>
          </table:table-cell>
          <table:table-cell office:value-type="string">
            <text:p>id3</text:p>
          </table:table-cell>
          <table:table-cell table:style-name="cel3" office:value-type="string">
            <text:p>Green-File-Explorer</text:p>
          </table:table-cell>
          <table:table-cell table:style-name="cel3" office:value-type="string">
            <text:p>PRT</text:p>
          </table:table-cell>
          <table:table-cell/>
          <table:table-cell office:value-type="string">
            <text:p>K</text:p>
          </table:table-cell>
          <table:table-cell table:style-name="cel3" office:value-type="string">
            <text:p>https://github.com/mhasan-cmt/Green-File-Explorer/</text:p>
          </table:table-cell>
        </table:table-row>
        <table:table-row table:style-name="ro0">
          <table:table-cell table:number-columns-repeated="4"/>
          <table:table-cell table:number-columns-repeated="2"/>
          <table:table-cell table:style-name="cel3"/>
        </table:table-row>
      </table:table>
      <table:table table:name="Sheet3">
        <table:table-column table:style-name="co3"/>
        <table:table-column table:style-name="co4"/>
        <table:table-column table:number-columns-repeated="5" table:style-name="co3" table:default-cell-style-name="cel3"/>
        <table:table-row table:style-name="ro0">
          <table:table-cell table:style-name="cel0" office:value-type="string">
            <text:p>num</text:p>
          </table:table-cell>
          <table:table-cell table:style-name="cel0" office:value-type="string">
            <text:p>id</text:p>
          </table:table-cell>
          <table:table-cell table:style-name="cel1" office:value-type="string">
            <text:p>name</text:p>
          </table:table-cell>
          <table:table-cell table:style-name="cel1" office:value-type="string">
            <text:p>type</text:p>
          </table:table-cell>
          <table:table-cell table:style-name="cel1" office:value-type="string">
            <text:p>subtype</text:p>
          </table:table-cell>
          <table:table-cell table:style-name="cel0" office:value-type="string">
            <text:p>lang</text:p>
          </table:table-cell>
          <table:table-cell table:style-name="cel0" office:value-type="string">
            <text:p>url</text:p>
          </table:table-cell>
        </table:table-row>
        <table:table-row table:style-name="ro0">
          <table:table-cell office:value-type="float" office:value="1.0">
            <text:p>1.0</text:p>
          </table:table-cell>
          <table:table-cell/>
          <table:table-cell table:style-name="cel2" office:value-type="string">
            <text:p>AnExplorer</text:p>
          </table:table-cell>
          <table:table-cell table:style-name="cel3" office:value-type="string">
            <text:p>FM</text:p>
          </table:table-cell>
          <table:table-cell table:style-name="cel3"/>
          <table:table-cell table:style-name="cel3" office:value-type="string">
            <text:p>J</text:p>
          </table:table-cell>
          <table:table-cell table:style-name="cel3" office:value-type="string">
            <text:p>https://github.com/1hakr/AnExplorer</text:p>
          </table:table-cell>
        </table:table-row>
        <table:table-row table:style-name="ro0">
          <table:table-cell office:value-type="float" office:value="2.0">
            <text:p>2.0</text:p>
          </table:table-cell>
          <table:table-cell office:value-type="string">
            <text:p>FM_J_03_PowerFileExplorer</text:p>
          </table:table-cell>
          <table:table-cell table:style-name="cel3" office:value-type="string">
            <text:p>XFiles</text:p>
          </table:table-cell>
          <table:table-cell table:style-name="cel3" office:value-type="string">
            <text:p>FM</text:p>
          </table:table-cell>
          <table:table-cell table:style-name="cel3"/>
          <table:table-cell table:style-name="cel3" office:value-type="string">
            <text:p>J</text:p>
          </table:table-cell>
          <table:table-cell table:style-name="cel3" office:value-type="string">
            <text:p>https://github.com/pgp/XFiles</text:p>
          </table:table-cell>
        </table:table-row>
        <table:table-row table:style-name="ro0">
          <table:table-cell office:value-type="float" office:value="3.0">
            <text:p>3.0</text:p>
          </table:table-cell>
          <table:table-cell office:value-type="string">
            <text:p>FM_J_03_PowerFileExplorer</text:p>
          </table:table-cell>
          <table:table-cell table:style-name="cel3" office:value-type="string">
            <text:p>PowerFileExplorer</text:p>
          </table:table-cell>
          <table:table-cell table:style-name="cel3" office:value-type="string">
            <text:p>FM</text:p>
          </table:table-cell>
          <table:table-cell table:style-name="cel3"/>
          <table:table-cell table:style-name="cel3" office:value-type="string">
            <text:p>J</text:p>
          </table:table-cell>
          <table:table-cell table:style-name="cel3" office:value-type="string">
            <text:p>https://github.com/PowerExplorer/PowerFileExplorer</text:p>
          </table:table-cell>
        </table:table-row>
        <table:table-row table:style-name="ro0">
          <table:table-cell office:value-type="float" office:value="4.0">
            <text:p>4.0</text:p>
          </table:table-cell>
          <table:table-cell/>
          <table:table-cell table:style-name="cel3" office:value-type="string">
            <text:p>File<text:s/>Manager</text:p>
          </table:table-cell>
          <table:table-cell table:style-name="cel3" office:value-type="string">
            <text:p>FM</text:p>
          </table:table-cell>
          <table:table-cell table:style-name="cel3"/>
          <table:table-cell table:style-name="cel3" office:value-type="string">
            <text:p>J</text:p>
          </table:table-cell>
          <table:table-cell table:style-name="cel3" office:value-type="string">
            <text:p>https://github.com/mick88/filemanager<text:s/></text:p>
          </table:table-cell>
        </table:table-row>
        <table:table-row table:style-name="ro0">
          <table:table-cell office:value-type="float" office:value="5.0">
            <text:p>5.0</text:p>
          </table:table-cell>
          <table:table-cell/>
          <table:table-cell table:style-name="cel3" office:value-type="string">
            <text:p>OI<text:s/>File<text:s/>Manager</text:p>
          </table:table-cell>
          <table:table-cell table:style-name="cel3" office:value-type="string">
            <text:p>FM</text:p>
          </table:table-cell>
          <table:table-cell table:style-name="cel3"/>
          <table:table-cell table:style-name="cel3" office:value-type="string">
            <text:p>J</text:p>
          </table:table-cell>
          <table:table-cell table:style-name="cel3" office:value-type="string">
            <text:p>https://github.com/openintents/filemanager</text:p>
          </table:table-cell>
        </table:table-row>
        <table:table-row table:style-name="ro0">
          <table:table-cell office:value-type="float" office:value="6.0">
            <text:p>6.0</text:p>
          </table:table-cell>
          <table:table-cell office:value-type="string">
            <text:p>FM_FCH_J_07_Android-Simple-File-Explorer-Library</text:p>
          </table:table-cell>
          <table:table-cell table:style-name="cel3" office:value-type="string">
            <text:p>file-explorer</text:p>
          </table:table-cell>
          <table:table-cell table:style-name="cel3" office:value-type="string">
            <text:p>FM</text:p>
          </table:table-cell>
          <table:table-cell table:style-name="cel3"/>
          <table:table-cell table:style-name="cel3" office:value-type="string">
            <text:p>K</text:p>
          </table:table-cell>
          <table:table-cell table:style-name="cel3" office:value-type="string">
            <text:p>https://github.com/Timur-Cheryapov/file-explorer/</text:p>
          </table:table-cell>
        </table:table-row>
        <table:table-row table:style-name="ro0">
          <table:table-cell office:value-type="float" office:value="7.0">
            <text:p>7.0</text:p>
          </table:table-cell>
          <table:table-cell office:value-type="string">
            <text:p>FM_J_07_Dir</text:p>
          </table:table-cell>
          <table:table-cell table:style-name="cel3" office:value-type="string">
            <text:p>Android-Simple-File-Explorer-Library</text:p>
          </table:table-cell>
          <table:table-cell table:style-name="cel3" office:value-type="string">
            <text:p>FM</text:p>
          </table:table-cell>
          <table:table-cell table:style-name="cel3" office:value-type="string">
            <text:p>FCH</text:p>
          </table:table-cell>
          <table:table-cell table:style-name="cel3" office:value-type="string">
            <text:p>J</text:p>
          </table:table-cell>
          <table:table-cell table:style-name="cel3" office:value-type="string">
            <text:p>https://github.com/BalioFVFX/Android-Simple-File-Explorer-Library</text:p>
          </table:table-cell>
        </table:table-row>
        <table:table-row table:style-name="ro0">
          <table:table-cell office:value-type="float" office:value="8.0">
            <text:p>8.0</text:p>
          </table:table-cell>
          <table:table-cell/>
          <table:table-cell table:style-name="cel3" office:value-type="string">
            <text:p>FileDialogTool</text:p>
          </table:table-cell>
          <table:table-cell table:style-name="cel3" office:value-type="string">
            <text:p>FM</text:p>
          </table:table-cell>
          <table:table-cell table:style-name="cel3" office:value-type="string">
            <text:p>FCH</text:p>
          </table:table-cell>
          <table:table-cell table:style-name="cel3" office:value-type="string">
            <text:p>J</text:p>
          </table:table-cell>
          <table:table-cell table:style-name="cel3" office:value-type="string">
            <text:p>https://github.com/codingbychanche/FileDialogTool</text:p>
          </table:table-cell>
        </table:table-row>
        <table:table-row table:style-name="ro0">
          <table:table-cell office:value-type="float" office:value="9.0">
            <text:p>9.0</text:p>
          </table:table-cell>
          <table:table-cell/>
          <table:table-cell table:style-name="cel3" office:value-type="string">
            <text:p>AndroidFilePicker</text:p>
          </table:table-cell>
          <table:table-cell table:style-name="cel3" office:value-type="string">
            <text:p>FM</text:p>
          </table:table-cell>
          <table:table-cell table:style-name="cel3" office:value-type="string">
            <text:p>FCH</text:p>
          </table:table-cell>
          <table:table-cell table:style-name="cel3" office:value-type="string">
            <text:p>K</text:p>
          </table:table-cell>
          <table:table-cell table:style-name="cel3" office:value-type="string">
            <text:p>https://github.com/MajidArabi/AndroidFilePicker</text:p>
          </table:table-cell>
        </table:table-row>
        <table:table-row table:style-name="ro0">
          <table:table-cell office:value-type="float" office:value="10.0">
            <text:p>10.0</text:p>
          </table:table-cell>
          <table:table-cell office:value-type="string">
            <text:p>FM_FCH_K_11_File-Picker-Library</text:p>
          </table:table-cell>
          <table:table-cell table:style-name="cel3" office:value-type="string">
            <text:p>FilePicker</text:p>
          </table:table-cell>
          <table:table-cell table:style-name="cel3" office:value-type="string">
            <text:p>FM</text:p>
          </table:table-cell>
          <table:table-cell table:style-name="cel3" office:value-type="string">
            <text:p>FCH</text:p>
          </table:table-cell>
          <table:table-cell table:style-name="cel3" office:value-type="string">
            <text:p>K</text:p>
          </table:table-cell>
          <table:table-cell table:style-name="cel3" office:value-type="string">
            <text:p>https://github.com/Atwa/filepicker</text:p>
          </table:table-cell>
        </table:table-row>
        <table:table-row table:style-name="ro0">
          <table:table-cell office:value-type="float" office:value="11.0">
            <text:p>11.0</text:p>
          </table:table-cell>
          <table:table-cell/>
          <table:table-cell table:style-name="cel3" office:value-type="string">
            <text:p>File<text:s/>Picker<text:s/>Library</text:p>
          </table:table-cell>
          <table:table-cell table:style-name="cel3" office:value-type="string">
            <text:p>FM</text:p>
          </table:table-cell>
          <table:table-cell table:style-name="cel3" office:value-type="string">
            <text:p>FCH</text:p>
          </table:table-cell>
          <table:table-cell table:style-name="cel3" office:value-type="string">
            <text:p>K</text:p>
          </table:table-cell>
          <table:table-cell table:style-name="cel3" office:value-type="string">
            <text:p>https://github.com/ChochaNaresh/FilePicker</text:p>
          </table:table-cell>
        </table:table-row>
        <table:table-row table:number-rows-repeated="3" table:style-name="ro0">
          <table:table-cell table:number-columns-repeated="4"/>
          <table:table-cell table:number-columns-repeated="2" table:style-name="cel3"/>
          <table:table-cell table:style-name="cel3"/>
        </table:table-row>
        <table:table-row table:style-name="ro0">
          <table:table-cell/>
          <table:table-cell office:value-type="string">
            <text:p>FM_FCH_K_15_File-Picker-Library</text:p>
          </table:table-cell>
          <table:table-cell table:number-columns-repeated="4" table:style-name="cel3"/>
          <table:table-cell table:style-name="cel3"/>
        </table:table-row>
        <table:table-row table:number-rows-repeated="18" table:style-name="ro0">
          <table:table-cell table:number-columns-repeated="4"/>
          <table:table-cell table:number-columns-repeated="2" table:style-name="cel3"/>
          <table:table-cell table:style-name="cel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office:version="1.2"/>
</file>